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ackground-color="#cccccc" fo:border-left="none" fo:border-right="none" fo:border-top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fo:border-left="none" fo:border-right="none" fo:border-top="0.06pt solid #000000"/>
      <style:text-properties style:text-position=""/>
    </style:style>
    <style:style style:name="ce6" style:family="table-cell" style:parent-style-name="Default" style:data-style-name="N128">
      <style:text-properties style:text-position=""/>
    </style:style>
    <style:style style:name="ce7" style:family="table-cell" style:parent-style-name="Default">
      <style:table-cell-properties fo:background-color="#cccccc"/>
      <style:text-properties style:text-position=""/>
    </style:style>
    <style:style style:name="ce8" style:family="table-cell" style:parent-style-name="Default" style:data-style-name="N128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fo:border-bottom="none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" style:family="table-cell" style:parent-style-name="Default" style:data-style-name="N128"/>
    <style:style style:name="ce15" style:family="table-cell" style:parent-style-name="Default">
      <style:table-cell-properties fo:background-color="#cccccc"/>
    </style:style>
    <style:style style:name="ce16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61">
      <style:table-cell-properties fo:border="none"/>
    </style:style>
    <style:style style:name="ce19" style:family="table-cell" style:parent-style-name="Default" style:data-style-name="N128">
      <style:table-cell-properties fo:border="none"/>
    </style:style>
    <style:style style:name="ce20" style:family="table-cell" style:parent-style-name="Default" style:data-style-name="N61">
      <style:table-cell-properties fo:border-bottom="0.06pt solid #000000" fo:border-left="none" fo:border-right="none" fo:border-top="none"/>
    </style:style>
  </office:automatic-styles>
  <office:body>
    <office:spreadsheet>
      <table:table table:name="overlap_12" table:style-name="ta1">
        <table:table-column table:style-name="co1" table:number-columns-repeated="14" table:default-cell-style-name="Default"/>
        <table:table-row table:style-name="ro1">
          <table:table-cell office:value-type="float" office:value="0.998060887049" calcext:value-type="float">
            <text:p>0.9980608870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93911295094" calcext:value-type="float">
            <text:p>0.19391129509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7651111495" calcext:value-type="float">
            <text:p>0.9976511114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234888850475" calcext:value-type="float">
            <text:p>0.234888850475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8221412464" calcext:value-type="float">
            <text:p>0.9982214124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77858753608" calcext:value-type="float">
            <text:p>0.177858753608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ce1" office:value-type="string" calcext:value-type="string">
            <text:p>Temp. (K)</text:p>
          </table:table-cell>
          <table:table-cell table:style-name="ce5" office:value-type="float" office:value="269.5" calcext:value-type="float">
            <text:p>269.5</text:p>
          </table:table-cell>
          <table:table-cell table:style-name="ce5" office:value-type="float" office:value="285.22" calcext:value-type="float">
            <text:p>285.22</text:p>
          </table:table-cell>
          <table:table-cell table:style-name="ce5" office:value-type="float" office:value="301.66" calcext:value-type="float">
            <text:p>301.66</text:p>
          </table:table-cell>
          <table:table-cell table:style-name="ce5" office:value-type="float" office:value="318.76" calcext:value-type="float">
            <text:p>318.76</text:p>
          </table:table-cell>
          <table:table-cell table:style-name="ce5" office:value-type="float" office:value="336.61" calcext:value-type="float">
            <text:p>336.61</text:p>
          </table:table-cell>
          <table:table-cell table:style-name="ce5" office:value-type="float" office:value="355.26" calcext:value-type="float">
            <text:p>355.26</text:p>
          </table:table-cell>
          <table:table-cell table:style-name="ce5" office:value-type="float" office:value="374.74" calcext:value-type="float">
            <text:p>374.74</text:p>
          </table:table-cell>
        </table:table-row>
        <table:table-row table:style-name="ro1">
          <table:table-cell office:value-type="float" office:value="0.998950758722" calcext:value-type="float">
            <text:p>0.998950758722</text:p>
          </table:table-cell>
          <table:table-cell table:number-columns-repeated="5"/>
          <table:table-cell table:style-name="ce2" office:value-type="string" calcext:value-type="string">
            <text:p>Overlap</text:p>
          </table:table-cell>
          <table:table-cell table:style-name="ce6" table:formula="of:=([.A1])" office:value-type="float" office:value="0.998060887049" calcext:value-type="float">
            <text:p/>
          </table:table-cell>
          <table:table-cell table:style-name="ce6" table:formula="of:=([.A3])" office:value-type="float" office:value="0.997651111495" calcext:value-type="float">
            <text:p/>
          </table:table-cell>
          <table:table-cell table:style-name="ce6" table:formula="of:=([.A5])" office:value-type="float" office:value="0.998221412464" calcext:value-type="float">
            <text:p/>
          </table:table-cell>
          <table:table-cell table:style-name="ce6" table:formula="of:=([.A7])" office:value-type="float" office:value="0.998950758722" calcext:value-type="float">
            <text:p/>
          </table:table-cell>
          <table:table-cell table:style-name="ce6" table:formula="of:=([.A9])" office:value-type="float" office:value="0.997912606053" calcext:value-type="float">
            <text:p/>
          </table:table-cell>
          <table:table-cell table:style-name="ce6" table:formula="of:=([.A11])" office:value-type="float" office:value="0.998762108928" calcext:value-type="float">
            <text:p/>
          </table:table-cell>
          <table:table-cell table:style-name="ce6" table:formula="of:=([.A13])" office:value-type="float" office:value="0.997042544433" calcext:value-type="float">
            <text:p/>
          </table:table-cell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04924127809" calcext:value-type="float">
            <text:p>0.104924127809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ce3" office:value-type="string" calcext:value-type="string">
            <text:p>Temp. (K)</text:p>
          </table:table-cell>
          <table:table-cell table:style-name="ce7" office:value-type="float" office:value="395.07" calcext:value-type="float">
            <text:p>395.07</text:p>
          </table:table-cell>
          <table:table-cell table:style-name="ce7" office:value-type="float" office:value="416.32" calcext:value-type="float">
            <text:p>416.32</text:p>
          </table:table-cell>
          <table:table-cell table:style-name="ce7" office:value-type="float" office:value="438.5" calcext:value-type="float">
            <text:p>438.5</text:p>
          </table:table-cell>
          <table:table-cell table:style-name="ce7" office:value-type="float" office:value="461.67" calcext:value-type="float">
            <text:p>461.67</text:p>
          </table:table-cell>
          <table:table-cell table:style-name="ce7" office:value-type="float" office:value="485.87" calcext:value-type="float">
            <text:p>485.87</text:p>
          </table:table-cell>
          <table:table-cell table:style-name="ce7" office:value-type="float" office:value="511.14" calcext:value-type="float">
            <text:p>511.14</text:p>
          </table:table-cell>
          <table:table-cell table:style-name="ce7" office:value-type="float" office:value="537.54" calcext:value-type="float">
            <text:p>537.54</text:p>
          </table:table-cell>
        </table:table-row>
        <table:table-row table:style-name="ro1">
          <table:table-cell office:value-type="float" office:value="0.997912606053" calcext:value-type="float">
            <text:p>0.997912606053</text:p>
          </table:table-cell>
          <table:table-cell table:number-columns-repeated="5"/>
          <table:table-cell table:style-name="ce4" office:value-type="string" calcext:value-type="string">
            <text:p>Overlap</text:p>
          </table:table-cell>
          <table:table-cell table:style-name="ce8" table:formula="of:=([.A15])" office:value-type="float" office:value="0.999356020057" calcext:value-type="float">
            <text:p/>
          </table:table-cell>
          <table:table-cell table:style-name="ce8" table:formula="of:=([.A17])" office:value-type="float" office:value="0.999129949672" calcext:value-type="float">
            <text:p/>
          </table:table-cell>
          <table:table-cell table:style-name="ce8" table:formula="of:=[.A19]" office:value-type="float" office:value="0.999459151655" calcext:value-type="float">
            <text:p/>
          </table:table-cell>
          <table:table-cell table:style-name="ce8" table:formula="of:=[.A21]" office:value-type="float" office:value="0.999297366258" calcext:value-type="float">
            <text:p/>
          </table:table-cell>
          <table:table-cell table:style-name="ce8" table:formula="of:=[.A23]" office:value-type="float" office:value="0.999365179672" calcext:value-type="float">
            <text:p/>
          </table:table-cell>
          <table:table-cell table:style-name="ce8" table:formula="of:=[.A25]" office:value-type="float" office:value="0.999488248236" calcext:value-type="float">
            <text:p/>
          </table:table-cell>
          <table:table-cell table:style-name="ce8" table:formula="of:=[.A27]" office:value-type="float" office:value="0.999376343626" calcext:value-type="float">
            <text:p/>
          </table:table-cell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208739394704" calcext:value-type="float">
            <text:p>0.20873939470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8762108928" calcext:value-type="float">
            <text:p>0.9987621089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23789107221" calcext:value-type="float">
            <text:p>0.123789107221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7042544433" calcext:value-type="float">
            <text:p>0.9970425444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295745556679" calcext:value-type="float">
            <text:p>0.295745556679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356020057" calcext:value-type="float">
            <text:p>0.9993560200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643979942825" calcext:value-type="float">
            <text:p>0.0643979942825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129949672" calcext:value-type="float">
            <text:p>0.9991299496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870050328375" calcext:value-type="float">
            <text:p>0.0870050328375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459151655" calcext:value-type="float">
            <text:p>0.9994591516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5408483452" calcext:value-type="float">
            <text:p>0.05408483452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297366258" calcext:value-type="float">
            <text:p>0.999297366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702633741973" calcext:value-type="float">
            <text:p>0.0702633741973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365179672" calcext:value-type="float">
            <text:p>0.9993651796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634820328418" calcext:value-type="float">
            <text:p>0.0634820328418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488248236" calcext:value-type="float">
            <text:p>0.999488248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51175176414" calcext:value-type="float">
            <text:p>0.05117517641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376343626" calcext:value-type="float">
            <text:p>0.9993763436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623656373855" calcext:value-type="float">
            <text:p>0.0623656373855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</table:table>
      <table:table table:name="overlap_13" table:style-name="ta1">
        <table:table-column table:style-name="co1" table:number-columns-repeated="14" table:default-cell-style-name="Default"/>
        <table:table-row table:style-name="ro1">
          <table:table-cell office:value-type="float" office:value="0.988845068985" calcext:value-type="float">
            <text:p>0.9888450689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1.11549310145" calcext:value-type="float">
            <text:p>1.11549310145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8378027619" calcext:value-type="float">
            <text:p>0.9983780276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62197238084" calcext:value-type="float">
            <text:p>0.16219723808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869887508" calcext:value-type="float">
            <text:p>0.998698875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30112491955" calcext:value-type="float">
            <text:p>0.130112491955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ce1" office:value-type="string" calcext:value-type="string">
            <text:p>Temp. (K)</text:p>
          </table:table-cell>
          <table:table-cell table:style-name="ce5" office:value-type="float" office:value="269.5" calcext:value-type="float">
            <text:p>269.5</text:p>
          </table:table-cell>
          <table:table-cell table:style-name="ce5" office:value-type="float" office:value="285.22" calcext:value-type="float">
            <text:p>285.22</text:p>
          </table:table-cell>
          <table:table-cell table:style-name="ce5" office:value-type="float" office:value="301.66" calcext:value-type="float">
            <text:p>301.66</text:p>
          </table:table-cell>
          <table:table-cell table:style-name="ce5" office:value-type="float" office:value="318.76" calcext:value-type="float">
            <text:p>318.76</text:p>
          </table:table-cell>
          <table:table-cell table:style-name="ce5" office:value-type="float" office:value="336.61" calcext:value-type="float">
            <text:p>336.61</text:p>
          </table:table-cell>
          <table:table-cell table:style-name="ce5" office:value-type="float" office:value="355.26" calcext:value-type="float">
            <text:p>355.26</text:p>
          </table:table-cell>
          <table:table-cell table:style-name="ce5" office:value-type="float" office:value="374.74" calcext:value-type="float">
            <text:p>374.74</text:p>
          </table:table-cell>
        </table:table-row>
        <table:table-row table:style-name="ro1">
          <table:table-cell office:value-type="float" office:value="0.997493654987" calcext:value-type="float">
            <text:p>0.997493654987</text:p>
          </table:table-cell>
          <table:table-cell table:number-columns-repeated="5"/>
          <table:table-cell table:style-name="ce2" office:value-type="string" calcext:value-type="string">
            <text:p>Overlap</text:p>
          </table:table-cell>
          <table:table-cell table:style-name="ce6" table:formula="of:=([.A1])" office:value-type="float" office:value="0.988845068985" calcext:value-type="float">
            <text:p/>
          </table:table-cell>
          <table:table-cell table:style-name="ce6" table:formula="of:=([.A3])" office:value-type="float" office:value="0.998378027619" calcext:value-type="float">
            <text:p/>
          </table:table-cell>
          <table:table-cell table:style-name="ce6" table:formula="of:=([.A5])" office:value-type="float" office:value="0.99869887508" calcext:value-type="float">
            <text:p/>
          </table:table-cell>
          <table:table-cell table:style-name="ce6" table:formula="of:=([.A7])" office:value-type="float" office:value="0.997493654987" calcext:value-type="float">
            <text:p/>
          </table:table-cell>
          <table:table-cell table:style-name="ce6" table:formula="of:=([.A9])" office:value-type="float" office:value="0.999326467271" calcext:value-type="float">
            <text:p/>
          </table:table-cell>
          <table:table-cell table:style-name="ce6" table:formula="of:=([.A11])" office:value-type="float" office:value="0.998896080434" calcext:value-type="float">
            <text:p/>
          </table:table-cell>
          <table:table-cell table:style-name="ce6" table:formula="of:=([.A13])" office:value-type="float" office:value="0.999079696794" calcext:value-type="float">
            <text:p/>
          </table:table-cell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250634501307" calcext:value-type="float">
            <text:p>0.250634501307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ce3" office:value-type="string" calcext:value-type="string">
            <text:p>Temp. (K)</text:p>
          </table:table-cell>
          <table:table-cell table:style-name="ce7" office:value-type="float" office:value="395.07" calcext:value-type="float">
            <text:p>395.07</text:p>
          </table:table-cell>
          <table:table-cell table:style-name="ce7" office:value-type="float" office:value="416.32" calcext:value-type="float">
            <text:p>416.32</text:p>
          </table:table-cell>
          <table:table-cell table:style-name="ce7" office:value-type="float" office:value="438.5" calcext:value-type="float">
            <text:p>438.5</text:p>
          </table:table-cell>
          <table:table-cell table:style-name="ce7" office:value-type="float" office:value="461.67" calcext:value-type="float">
            <text:p>461.67</text:p>
          </table:table-cell>
          <table:table-cell table:style-name="ce7" office:value-type="float" office:value="485.87" calcext:value-type="float">
            <text:p>485.87</text:p>
          </table:table-cell>
          <table:table-cell table:style-name="ce7" office:value-type="float" office:value="511.14" calcext:value-type="float">
            <text:p>511.14</text:p>
          </table:table-cell>
          <table:table-cell table:style-name="ce7" office:value-type="float" office:value="537.54" calcext:value-type="float">
            <text:p>537.54</text:p>
          </table:table-cell>
        </table:table-row>
        <table:table-row table:style-name="ro1">
          <table:table-cell office:value-type="float" office:value="0.999326467271" calcext:value-type="float">
            <text:p>0.999326467271</text:p>
          </table:table-cell>
          <table:table-cell table:number-columns-repeated="5"/>
          <table:table-cell table:style-name="ce4" office:value-type="string" calcext:value-type="string">
            <text:p>Overlap</text:p>
          </table:table-cell>
          <table:table-cell table:style-name="ce8" table:formula="of:=([.A15])" office:value-type="float" office:value="0.999222749358" calcext:value-type="float">
            <text:p/>
          </table:table-cell>
          <table:table-cell table:style-name="ce8" table:formula="of:=([.A17])" office:value-type="float" office:value="0.999028148326" calcext:value-type="float">
            <text:p/>
          </table:table-cell>
          <table:table-cell table:style-name="ce8" table:formula="of:=[.A19]" office:value-type="float" office:value="0.999177611718" calcext:value-type="float">
            <text:p/>
          </table:table-cell>
          <table:table-cell table:style-name="ce8" table:formula="of:=[.A21]" office:value-type="float" office:value="0.999281513863" calcext:value-type="float">
            <text:p/>
          </table:table-cell>
          <table:table-cell table:style-name="ce8" table:formula="of:=[.A23]" office:value-type="float" office:value="0.999388982935" calcext:value-type="float">
            <text:p/>
          </table:table-cell>
          <table:table-cell table:style-name="ce8" table:formula="of:=[.A25]" office:value-type="float" office:value="0.999572044197" calcext:value-type="float">
            <text:p/>
          </table:table-cell>
          <table:table-cell table:style-name="ce8" table:formula="of:=[.A27]" office:value-type="float" office:value="0.999364590392" calcext:value-type="float">
            <text:p/>
          </table:table-cell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673532729331" calcext:value-type="float">
            <text:p>0.0673532729331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8896080434" calcext:value-type="float">
            <text:p>0.9988960804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10391956573" calcext:value-type="float">
            <text:p>0.110391956573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079696794" calcext:value-type="float">
            <text:p>0.9990796967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920303206334" calcext:value-type="float">
            <text:p>0.092030320633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222749358" calcext:value-type="float">
            <text:p>0.9992227493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777250642327" calcext:value-type="float">
            <text:p>0.0777250642327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028148326" calcext:value-type="float">
            <text:p>0.9990281483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971851674494" calcext:value-type="float">
            <text:p>0.097185167449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177611718" calcext:value-type="float">
            <text:p>0.999177611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822388281905" calcext:value-type="float">
            <text:p>0.0822388281905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281513863" calcext:value-type="float">
            <text:p>0.999281513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718486137472" calcext:value-type="float">
            <text:p>0.0718486137472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388982935" calcext:value-type="float">
            <text:p>0.9993889829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611017064501" calcext:value-type="float">
            <text:p>0.0611017064501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572044197" calcext:value-type="float">
            <text:p>0.999572044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427955803061" calcext:value-type="float">
            <text:p>0.0427955803061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364590392" calcext:value-type="float">
            <text:p>0.9993645903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635409608057" calcext:value-type="float">
            <text:p>0.0635409608057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</table:table>
      <table:table table:name="overlap_23" table:style-name="ta1">
        <table:table-column table:style-name="co1" table:number-columns-repeated="14" table:default-cell-style-name="Default"/>
        <table:table-row table:style-name="ro1">
          <table:table-cell office:value-type="float" office:value="0.991535847552" calcext:value-type="float">
            <text:p>0.9915358475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846415244788" calcext:value-type="float">
            <text:p>0.846415244788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6607650254" calcext:value-type="float">
            <text:p>0.9966076502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339234974612" calcext:value-type="float">
            <text:p>0.339234974612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6377601916" calcext:value-type="float">
            <text:p>0.9963776019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362239808363" calcext:value-type="float">
            <text:p>0.362239808363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ce1" office:value-type="string" calcext:value-type="string">
            <text:p>Temp. (K)</text:p>
          </table:table-cell>
          <table:table-cell table:style-name="ce5" office:value-type="float" office:value="269.5" calcext:value-type="float">
            <text:p>269.5</text:p>
          </table:table-cell>
          <table:table-cell table:style-name="ce5" office:value-type="float" office:value="285.22" calcext:value-type="float">
            <text:p>285.22</text:p>
          </table:table-cell>
          <table:table-cell table:style-name="ce5" office:value-type="float" office:value="301.66" calcext:value-type="float">
            <text:p>301.66</text:p>
          </table:table-cell>
          <table:table-cell table:style-name="ce5" office:value-type="float" office:value="318.76" calcext:value-type="float">
            <text:p>318.76</text:p>
          </table:table-cell>
          <table:table-cell table:style-name="ce5" office:value-type="float" office:value="336.61" calcext:value-type="float">
            <text:p>336.61</text:p>
          </table:table-cell>
          <table:table-cell table:style-name="ce5" office:value-type="float" office:value="355.26" calcext:value-type="float">
            <text:p>355.26</text:p>
          </table:table-cell>
          <table:table-cell table:style-name="ce5" office:value-type="float" office:value="374.74" calcext:value-type="float">
            <text:p>374.74</text:p>
          </table:table-cell>
        </table:table-row>
        <table:table-row table:style-name="ro1">
          <table:table-cell office:value-type="float" office:value="0.997954537199" calcext:value-type="float">
            <text:p>0.997954537199</text:p>
          </table:table-cell>
          <table:table-cell table:number-columns-repeated="5"/>
          <table:table-cell table:style-name="ce2" office:value-type="string" calcext:value-type="string">
            <text:p>Overlap</text:p>
          </table:table-cell>
          <table:table-cell table:style-name="ce6" table:formula="of:=([.A1])" office:value-type="float" office:value="0.991535847552" calcext:value-type="float">
            <text:p/>
          </table:table-cell>
          <table:table-cell table:style-name="ce6" table:formula="of:=([.A3])" office:value-type="float" office:value="0.996607650254" calcext:value-type="float">
            <text:p/>
          </table:table-cell>
          <table:table-cell table:style-name="ce6" table:formula="of:=([.A5])" office:value-type="float" office:value="0.996377601916" calcext:value-type="float">
            <text:p/>
          </table:table-cell>
          <table:table-cell table:style-name="ce6" table:formula="of:=([.A7])" office:value-type="float" office:value="0.997954537199" calcext:value-type="float">
            <text:p/>
          </table:table-cell>
          <table:table-cell table:style-name="ce6" table:formula="of:=([.A9])" office:value-type="float" office:value="0.997809624167" calcext:value-type="float">
            <text:p/>
          </table:table-cell>
          <table:table-cell table:style-name="ce6" table:formula="of:=([.A11])" office:value-type="float" office:value="0.997580079234" calcext:value-type="float">
            <text:p/>
          </table:table-cell>
          <table:table-cell table:style-name="ce6" table:formula="of:=([.A13])" office:value-type="float" office:value="0.998200113566" calcext:value-type="float">
            <text:p/>
          </table:table-cell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204546280129" calcext:value-type="float">
            <text:p>0.204546280129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ce3" office:value-type="string" calcext:value-type="string">
            <text:p>Temp. (K)</text:p>
          </table:table-cell>
          <table:table-cell table:style-name="ce7" office:value-type="float" office:value="395.07" calcext:value-type="float">
            <text:p>395.07</text:p>
          </table:table-cell>
          <table:table-cell table:style-name="ce7" office:value-type="float" office:value="416.32" calcext:value-type="float">
            <text:p>416.32</text:p>
          </table:table-cell>
          <table:table-cell table:style-name="ce7" office:value-type="float" office:value="438.5" calcext:value-type="float">
            <text:p>438.5</text:p>
          </table:table-cell>
          <table:table-cell table:style-name="ce7" office:value-type="float" office:value="461.67" calcext:value-type="float">
            <text:p>461.67</text:p>
          </table:table-cell>
          <table:table-cell table:style-name="ce7" office:value-type="float" office:value="485.87" calcext:value-type="float">
            <text:p>485.87</text:p>
          </table:table-cell>
          <table:table-cell table:style-name="ce7" office:value-type="float" office:value="511.14" calcext:value-type="float">
            <text:p>511.14</text:p>
          </table:table-cell>
          <table:table-cell table:style-name="ce7" office:value-type="float" office:value="537.54" calcext:value-type="float">
            <text:p>537.54</text:p>
          </table:table-cell>
        </table:table-row>
        <table:table-row table:style-name="ro1">
          <table:table-cell office:value-type="float" office:value="0.997809624167" calcext:value-type="float">
            <text:p>0.997809624167</text:p>
          </table:table-cell>
          <table:table-cell table:number-columns-repeated="5"/>
          <table:table-cell table:style-name="ce4" office:value-type="string" calcext:value-type="string">
            <text:p>Overlap</text:p>
          </table:table-cell>
          <table:table-cell table:style-name="ce8" table:formula="of:=([.A15])" office:value-type="float" office:value="0.999493276043" calcext:value-type="float">
            <text:p/>
          </table:table-cell>
          <table:table-cell table:style-name="ce8" table:formula="of:=([.A17])" office:value-type="float" office:value="0.999459240146" calcext:value-type="float">
            <text:p/>
          </table:table-cell>
          <table:table-cell table:style-name="ce8" table:formula="of:=[.A19]" office:value-type="float" office:value="0.9992343756" calcext:value-type="float">
            <text:p/>
          </table:table-cell>
          <table:table-cell table:style-name="ce8" table:formula="of:=[.A21]" office:value-type="float" office:value="0.998923126423" calcext:value-type="float">
            <text:p/>
          </table:table-cell>
          <table:table-cell table:style-name="ce8" table:formula="of:=[.A23]" office:value-type="float" office:value="0.99930521521" calcext:value-type="float">
            <text:p/>
          </table:table-cell>
          <table:table-cell table:style-name="ce8" table:formula="of:=[.A25]" office:value-type="float" office:value="0.999566610471" calcext:value-type="float">
            <text:p/>
          </table:table-cell>
          <table:table-cell table:style-name="ce8" table:formula="of:=[.A27]" office:value-type="float" office:value="0.999282618039" calcext:value-type="float">
            <text:p/>
          </table:table-cell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219037583279" calcext:value-type="float">
            <text:p>0.219037583279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7580079234" calcext:value-type="float">
            <text:p>0.9975800792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241992076608" calcext:value-type="float">
            <text:p>0.241992076608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8200113566" calcext:value-type="float">
            <text:p>0.9982001135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79988643357" calcext:value-type="float">
            <text:p>0.179988643357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493276043" calcext:value-type="float">
            <text:p>0.9994932760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50672395738" calcext:value-type="float">
            <text:p>0.050672395738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459240146" calcext:value-type="float">
            <text:p>0.9994592401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540759854333" calcext:value-type="float">
            <text:p>0.0540759854333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2343756" calcext:value-type="float">
            <text:p>0.99923437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765624400246" calcext:value-type="float">
            <text:p>0.0765624400246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8923126423" calcext:value-type="float">
            <text:p>0.9989231264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1076873577" calcext:value-type="float">
            <text:p>0.1076873577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30521521" calcext:value-type="float">
            <text:p>0.999305215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694784790391" calcext:value-type="float">
            <text:p>0.0694784790391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566610471" calcext:value-type="float">
            <text:p>0.9995666104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433389528922" calcext:value-type="float">
            <text:p>0.0433389528922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0.999282618039" calcext:value-type="float">
            <text:p>0.9992826180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:</text:p>
          </table:table-cell>
          <table:table-cell office:value-type="float" office:value="0.071738196052" calcext:value-type="float">
            <text:p>0.071738196052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</table:table>
      <table:table table:name="overlap_avg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Temp. (K)</text:p>
          </table:table-cell>
          <table:table-cell table:style-name="ce13" office:value-type="float" office:value="269.5" calcext:value-type="float">
            <text:p>269.5</text:p>
          </table:table-cell>
          <table:table-cell table:style-name="ce13" office:value-type="float" office:value="285.22" calcext:value-type="float">
            <text:p>285.22</text:p>
          </table:table-cell>
          <table:table-cell table:style-name="ce13" office:value-type="float" office:value="301.66" calcext:value-type="float">
            <text:p>301.66</text:p>
          </table:table-cell>
          <table:table-cell table:style-name="ce13" office:value-type="float" office:value="318.76" calcext:value-type="float">
            <text:p>318.76</text:p>
          </table:table-cell>
          <table:table-cell table:style-name="ce13" office:value-type="float" office:value="336.61" calcext:value-type="float">
            <text:p>336.61</text:p>
          </table:table-cell>
          <table:table-cell table:style-name="ce13" office:value-type="float" office:value="355.26" calcext:value-type="float">
            <text:p>355.26</text:p>
          </table:table-cell>
          <table:table-cell table:style-name="ce13" office:value-type="float" office:value="374.74" calcext:value-type="float">
            <text:p>374.7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Overlap</text:p>
          </table:table-cell>
          <table:table-cell table:style-name="ce14" table:formula="of:=AVERAGE([overlap_12.H7]; [overlap_13.H7]; [overlap_23.H7])" office:value-type="float" office:value="0.992813934528667" calcext:value-type="float">
            <text:p/>
          </table:table-cell>
          <table:table-cell table:style-name="ce14" table:formula="of:=AVERAGE([overlap_12.I7]; [overlap_13.I7]; [overlap_23.I7])" office:value-type="float" office:value="0.997545596456" calcext:value-type="float">
            <text:p/>
          </table:table-cell>
          <table:table-cell table:style-name="ce14" table:formula="of:=AVERAGE([overlap_12.J7]; [overlap_13.J7]; [overlap_23.J7])" office:value-type="float" office:value="0.997765963153333" calcext:value-type="float">
            <text:p/>
          </table:table-cell>
          <table:table-cell table:style-name="ce14" table:formula="of:=AVERAGE([overlap_12.K7]; [overlap_13.K7]; [overlap_23.K7])" office:value-type="float" office:value="0.998132983636" calcext:value-type="float">
            <text:p/>
          </table:table-cell>
          <table:table-cell table:style-name="ce14" table:formula="of:=AVERAGE([overlap_12.L7]; [overlap_13.L7]; [overlap_23.L7])" office:value-type="float" office:value="0.998349565830333" calcext:value-type="float">
            <text:p/>
          </table:table-cell>
          <table:table-cell table:style-name="ce14" table:formula="of:=AVERAGE([overlap_12.M7]; [overlap_13.M7]; [overlap_23.M7])" office:value-type="float" office:value="0.998412756198667" calcext:value-type="float">
            <text:p/>
          </table:table-cell>
          <table:table-cell table:style-name="ce14" table:formula="of:=AVERAGE([overlap_12.N7]; [overlap_13.N7]; [overlap_23.N7])" office:value-type="float" office:value="0.998107451597667" calcext:value-type="float">
            <text:p/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t.Dev</text:p>
          </table:table-cell>
          <table:table-cell table:style-name="ce18" table:formula="of:=STDEV([overlap_12.H7]; [overlap_13.H7]; [overlap_23.H7])" office:value-type="float" office:value="0.00473898252656947" calcext:value-type="float">
            <text:p/>
          </table:table-cell>
          <table:table-cell table:style-name="ce18" table:formula="of:=STDEV([overlap_12.I7]; [overlap_13.I7]; [overlap_23.I7])" office:value-type="float" office:value="0.000889892730174503" calcext:value-type="float">
            <text:p/>
          </table:table-cell>
          <table:table-cell table:style-name="ce18" table:formula="of:=STDEV([overlap_12.J7]; [overlap_13.J7]; [overlap_23.J7])" office:value-type="float" office:value="0.00122582740686309" calcext:value-type="float">
            <text:p/>
          </table:table-cell>
          <table:table-cell table:style-name="ce18" table:formula="of:=STDEV([overlap_12.K7]; [overlap_13.K7]; [overlap_23.K7])" office:value-type="float" office:value="0.000744761822193036" calcext:value-type="float">
            <text:p/>
          </table:table-cell>
          <table:table-cell table:style-name="ce18" table:formula="of:=STDEV([overlap_12.L7]; [overlap_13.L7]; [overlap_23.L7])" office:value-type="float" office:value="0.000847586948810208" calcext:value-type="float">
            <text:p/>
          </table:table-cell>
          <table:table-cell table:style-name="ce18" table:formula="of:=STDEV([overlap_12.M7]; [overlap_13.M7]; [overlap_23.M7])" office:value-type="float" office:value="0.000724223920289785" calcext:value-type="float">
            <text:p/>
          </table:table-cell>
          <table:table-cell table:style-name="ce18" table:formula="of:=STDEV([overlap_12.N7]; [overlap_13.N7]; [overlap_23.N7])" office:value-type="float" office:value="0.00102173240907956" calcext:value-type="float">
            <text:p/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Temp. (K)</text:p>
          </table:table-cell>
          <table:table-cell table:style-name="ce15" office:value-type="float" office:value="395.07" calcext:value-type="float">
            <text:p>395.07</text:p>
          </table:table-cell>
          <table:table-cell table:style-name="ce15" office:value-type="float" office:value="416.32" calcext:value-type="float">
            <text:p>416.32</text:p>
          </table:table-cell>
          <table:table-cell table:style-name="ce15" office:value-type="float" office:value="438.5" calcext:value-type="float">
            <text:p>438.5</text:p>
          </table:table-cell>
          <table:table-cell table:style-name="ce15" office:value-type="float" office:value="461.67" calcext:value-type="float">
            <text:p>461.67</text:p>
          </table:table-cell>
          <table:table-cell table:style-name="ce15" office:value-type="float" office:value="485.87" calcext:value-type="float">
            <text:p>485.87</text:p>
          </table:table-cell>
          <table:table-cell table:style-name="ce15" office:value-type="float" office:value="511.14" calcext:value-type="float">
            <text:p>511.14</text:p>
          </table:table-cell>
          <table:table-cell table:style-name="ce15" office:value-type="float" office:value="537.54" calcext:value-type="float">
            <text:p>537.5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Overlap</text:p>
          </table:table-cell>
          <table:table-cell table:style-name="ce19" table:formula="of:=AVERAGE([overlap_12.H9]; [overlap_13.H9]; [overlap_23.H9])" office:value-type="float" office:value="0.999357348486" calcext:value-type="float">
            <text:p/>
          </table:table-cell>
          <table:table-cell table:style-name="ce19" table:formula="of:=AVERAGE([overlap_12.I9]; [overlap_13.I9]; [overlap_23.I9])" office:value-type="float" office:value="0.999205779381333" calcext:value-type="float">
            <text:p/>
          </table:table-cell>
          <table:table-cell table:style-name="ce19" table:formula="of:=AVERAGE([overlap_12.J9]; [overlap_13.J98]; [overlap_23.J98])" office:value-type="float" office:value="0.999459151655" calcext:value-type="float">
            <text:p/>
          </table:table-cell>
          <table:table-cell table:style-name="ce19" table:formula="of:=AVERAGE([overlap_12.K9]; [overlap_13.K9]; [overlap_23.K9])" office:value-type="float" office:value="0.999167335514667" calcext:value-type="float">
            <text:p/>
          </table:table-cell>
          <table:table-cell table:style-name="ce19" table:formula="of:=AVERAGE([overlap_12.L9]; [overlap_13.L9]; [overlap_23.L9])" office:value-type="float" office:value="0.999353125939" calcext:value-type="float">
            <text:p/>
          </table:table-cell>
          <table:table-cell table:style-name="ce19" table:formula="of:=AVERAGE([overlap_12.M9]; [overlap_13.M9]; [overlap_23.M9])" office:value-type="float" office:value="0.999542300968" calcext:value-type="float">
            <text:p/>
          </table:table-cell>
          <table:table-cell table:style-name="ce19" table:formula="of:=AVERAGE([overlap_12.N9]; [overlap_13.N9]; [overlap_23.N9])" office:value-type="float" office:value="0.999341184019" calcext:value-type="float">
            <text:p/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St.Dev</text:p>
          </table:table-cell>
          <table:table-cell table:style-name="ce20" table:formula="of:=STDEV([overlap_12.H9]; [overlap_13.H9]; [overlap_23.H9])" office:value-type="float" office:value="0.000135268234877909" calcext:value-type="float">
            <text:p/>
          </table:table-cell>
          <table:table-cell table:style-name="ce20" table:formula="of:=STDEV([overlap_12.I9]; [overlap_13.I9]; [overlap_23.I9])" office:value-type="float" office:value="0.000225327867630508" calcext:value-type="float">
            <text:p/>
          </table:table-cell>
          <table:table-cell table:style-name="ce20" table:formula="of:=STDEV([overlap_12.J9]; [overlap_13.J9]; [overlap_23.J9])" office:value-type="float" office:value="0.000148890983232138" calcext:value-type="float">
            <text:p/>
          </table:table-cell>
          <table:table-cell table:style-name="ce20" table:formula="of:=STDEV([overlap_12.K9]; [overlap_13.K9]; [overlap_23.K9])" office:value-type="float" office:value="0.000211639752755283" calcext:value-type="float">
            <text:p/>
          </table:table-cell>
          <table:table-cell table:style-name="ce20" table:formula="of:=STDEV([overlap_12.L9]; [overlap_13.L9]; [overlap_23.L9])" office:value-type="float" office:value="0.0000431651166724804" calcext:value-type="float">
            <text:p/>
          </table:table-cell>
          <table:table-cell table:style-name="ce20" table:formula="of:=STDEV([overlap_12.M9]; [overlap_13.M9]; [overlap_23.M9])" office:value-type="float" office:value="0.0000468898146941818" calcext:value-type="float">
            <text:p/>
          </table:table-cell>
          <table:table-cell table:style-name="ce20" table:formula="of:=STDEV([overlap_12.N9]; [overlap_13.N9]; [overlap_23.N9])" office:value-type="float" office:value="0.0000510589378795406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269.5" calcext:value-type="float">
            <text:p>269.5</text:p>
          </table:table-cell>
        </table:table-row>
        <table:table-row table:style-name="ro1">
          <table:table-cell table:number-columns-repeated="13"/>
          <table:table-cell office:value-type="float" office:value="285.22" calcext:value-type="float">
            <text:p>285.22</text:p>
          </table:table-cell>
        </table:table-row>
        <table:table-row table:style-name="ro1">
          <table:table-cell table:number-columns-repeated="13"/>
          <table:table-cell office:value-type="float" office:value="301.66" calcext:value-type="float">
            <text:p>301.66</text:p>
          </table:table-cell>
        </table:table-row>
        <table:table-row table:style-name="ro1">
          <table:table-cell table:number-columns-repeated="13"/>
          <table:table-cell office:value-type="float" office:value="318.76" calcext:value-type="float">
            <text:p>318.76</text:p>
          </table:table-cell>
        </table:table-row>
        <table:table-row table:style-name="ro1">
          <table:table-cell table:number-columns-repeated="13"/>
          <table:table-cell office:value-type="float" office:value="336.61" calcext:value-type="float">
            <text:p>336.61</text:p>
          </table:table-cell>
        </table:table-row>
        <table:table-row table:style-name="ro1">
          <table:table-cell table:number-columns-repeated="13"/>
          <table:table-cell office:value-type="float" office:value="355.26" calcext:value-type="float">
            <text:p>355.26</text:p>
          </table:table-cell>
        </table:table-row>
        <table:table-row table:style-name="ro1">
          <table:table-cell table:number-columns-repeated="13"/>
          <table:table-cell office:value-type="float" office:value="374.74" calcext:value-type="float">
            <text:p>374.74</text:p>
          </table:table-cell>
        </table:table-row>
        <table:table-row table:style-name="ro1">
          <table:table-cell table:number-columns-repeated="13"/>
          <table:table-cell office:value-type="float" office:value="395.07" calcext:value-type="float">
            <text:p>395.07</text:p>
          </table:table-cell>
        </table:table-row>
        <table:table-row table:style-name="ro1">
          <table:table-cell table:number-columns-repeated="13"/>
          <table:table-cell office:value-type="float" office:value="416.32" calcext:value-type="float">
            <text:p>416.32</text:p>
          </table:table-cell>
        </table:table-row>
        <table:table-row table:style-name="ro1">
          <table:table-cell table:number-columns-repeated="13"/>
          <table:table-cell office:value-type="float" office:value="438.5" calcext:value-type="float">
            <text:p>438.5</text:p>
          </table:table-cell>
        </table:table-row>
        <table:table-row table:style-name="ro1">
          <table:table-cell table:number-columns-repeated="13"/>
          <table:table-cell office:value-type="float" office:value="461.67" calcext:value-type="float">
            <text:p>461.67</text:p>
          </table:table-cell>
        </table:table-row>
        <table:table-row table:style-name="ro1">
          <table:table-cell table:number-columns-repeated="13"/>
          <table:table-cell office:value-type="float" office:value="485.87" calcext:value-type="float">
            <text:p>485.87</text:p>
          </table:table-cell>
        </table:table-row>
        <table:table-row table:style-name="ro1">
          <table:table-cell table:number-columns-repeated="13"/>
          <table:table-cell office:value-type="float" office:value="511.14" calcext:value-type="float">
            <text:p>511.14</text:p>
          </table:table-cell>
        </table:table-row>
        <table:table-row table:style-name="ro1">
          <table:table-cell table:number-columns-repeated="13"/>
          <table:table-cell office:value-type="float" office:value="537.54" calcext:value-type="float">
            <text:p>537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2:57:17.401318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pinski </meta:initial-creator>
    <meta:creation-date>2016-02-29T12:15:19.074160411</meta:creation-date>
    <dc:date>2016-02-29T13:02:07.944249357</dc:date>
    <dc:creator>lipinski </dc:creator>
    <meta:editing-duration>P0D</meta:editing-duration>
    <meta:editing-cycles>2</meta:editing-cycles>
    <meta:generator>LibreOffice/4.2.3.3$Linux_X86_64 LibreOffice_project/420m0$Build-3</meta:generator>
    <meta:document-statistic meta:table-count="4" meta:cell-count="326" meta:object-count="0"/>
  </office:meta>
</office:document-meta>
</file>